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hc_stati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58519" calcext:value-type="float">
            <text:p>0.9585</text:p>
          </table:table-cell>
          <table:table-cell office:value-type="float" office:value="0.9" calcext:value-type="float">
            <text:p>0.9000</text:p>
          </table:table-cell>
          <table:table-cell office:value-type="float" office:value="0.937778" calcext:value-type="float">
            <text:p>0.9378</text:p>
          </table:table-cell>
          <table:table-cell office:value-type="float" office:value="0.85" calcext:value-type="float">
            <text:p>0.8500</text:p>
          </table:table-cell>
          <table:table-cell office:value-type="float" office:value="0.97" calcext:value-type="float">
            <text:p>0.9700</text:p>
          </table:table-cell>
          <table:table-cell office:value-type="float" office:value="0.109688" calcext:value-type="float">
            <text:p>0.1097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00269" calcext:value-type="float">
            <text:p>0.7003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02437" calcext:value-type="float">
            <text:p>0.5024</text:p>
          </table:table-cell>
          <table:table-cell office:value-type="float" office:value="0.284921" calcext:value-type="float">
            <text:p>0.2849</text:p>
          </table:table-cell>
          <table:table-cell office:value-type="float" office:value="0.946465" calcext:value-type="float">
            <text:p>0.9465</text:p>
          </table:table-cell>
          <table:table-cell office:value-type="float" office:value="0.2684" calcext:value-type="float">
            <text:p>0.2684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47556" calcext:value-type="float">
            <text:p>0.7476</text:p>
          </table:table-cell>
          <table:table-cell office:value-type="float" office:value="0.73" calcext:value-type="float">
            <text:p>0.7300</text:p>
          </table:table-cell>
          <table:table-cell office:value-type="float" office:value="0.719309" calcext:value-type="float">
            <text:p>0.7193</text:p>
          </table:table-cell>
          <table:table-cell office:value-type="float" office:value="0.699211" calcext:value-type="float">
            <text:p>0.6992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355725" calcext:value-type="float">
            <text:p>0.3557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13182" calcext:value-type="float">
            <text:p>0.8132</text:p>
          </table:table-cell>
          <table:table-cell office:value-type="float" office:value="0.728321" calcext:value-type="float">
            <text:p>0.7283</text:p>
          </table:table-cell>
          <table:table-cell office:value-type="float" office:value="0.568839" calcext:value-type="float">
            <text:p>0.5688</text:p>
          </table:table-cell>
          <table:table-cell office:value-type="float" office:value="0.37523" calcext:value-type="float">
            <text:p>0.3752</text:p>
          </table:table-cell>
          <table:table-cell office:value-type="float" office:value="0.940495" calcext:value-type="float">
            <text:p>0.9405</text:p>
          </table:table-cell>
          <table:table-cell office:value-type="float" office:value="0.798526" calcext:value-type="float">
            <text:p>0.7985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3078" calcext:value-type="float">
            <text:p>0.9631</text:p>
          </table:table-cell>
          <table:table-cell office:value-type="float" office:value="0.935412" calcext:value-type="float">
            <text:p>0.9354</text:p>
          </table:table-cell>
          <table:table-cell office:value-type="float" office:value="0.919929" calcext:value-type="float">
            <text:p>0.9199</text:p>
          </table:table-cell>
          <table:table-cell office:value-type="float" office:value="0.859865" calcext:value-type="float">
            <text:p>0.8599</text:p>
          </table:table-cell>
          <table:table-cell office:value-type="float" office:value="0.986467" calcext:value-type="float">
            <text:p>0.9865</text:p>
          </table:table-cell>
          <table:table-cell office:value-type="float" office:value="0.628743" calcext:value-type="float">
            <text:p>0.6287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09987" calcext:value-type="float">
            <text:p>0.9100</text:p>
          </table:table-cell>
          <table:table-cell office:value-type="float" office:value="0.87969" calcext:value-type="float">
            <text:p>0.8797</text:p>
          </table:table-cell>
          <table:table-cell office:value-type="float" office:value="0.819621" calcext:value-type="float">
            <text:p>0.8196</text:p>
          </table:table-cell>
          <table:table-cell office:value-type="float" office:value="0.758837" calcext:value-type="float">
            <text:p>0.7588</text:p>
          </table:table-cell>
          <table:table-cell office:value-type="float" office:value="0.961111" calcext:value-type="float">
            <text:p>0.9611</text:p>
          </table:table-cell>
          <table:table-cell office:value-type="float" office:value="0.412333" calcext:value-type="float">
            <text:p>0.4123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2999" calcext:value-type="float">
            <text:p>0.9730</text:p>
          </table:table-cell>
          <table:table-cell office:value-type="float" office:value="0.965141" calcext:value-type="float">
            <text:p>0.9651</text:p>
          </table:table-cell>
          <table:table-cell office:value-type="float" office:value="0.940496" calcext:value-type="float">
            <text:p>0.9405</text:p>
          </table:table-cell>
          <table:table-cell office:value-type="float" office:value="0.923311" calcext:value-type="float">
            <text:p>0.9233</text:p>
          </table:table-cell>
          <table:table-cell office:value-type="float" office:value="0.991362" calcext:value-type="float">
            <text:p>0.9914</text:p>
          </table:table-cell>
          <table:table-cell office:value-type="float" office:value="0.73318" calcext:value-type="float">
            <text:p>0.7332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60577" calcext:value-type="float">
            <text:p>0.9606</text:p>
          </table:table-cell>
          <table:table-cell office:value-type="float" office:value="0.952706" calcext:value-type="float">
            <text:p>0.9527</text:p>
          </table:table-cell>
          <table:table-cell office:value-type="float" office:value="0.939844" calcext:value-type="float">
            <text:p>0.9398</text:p>
          </table:table-cell>
          <table:table-cell office:value-type="float" office:value="0.927222" calcext:value-type="float">
            <text:p>0.9272</text:p>
          </table:table-cell>
          <table:table-cell office:value-type="float" office:value="0.979775" calcext:value-type="float">
            <text:p>0.9798</text:p>
          </table:table-cell>
          <table:table-cell office:value-type="float" office:value="0.13667" calcext:value-type="float">
            <text:p>0.1367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78362" calcext:value-type="float">
            <text:p>0.7784</text:p>
          </table:table-cell>
          <table:table-cell office:value-type="float" office:value="0.64819" calcext:value-type="float">
            <text:p>0.6482</text:p>
          </table:table-cell>
          <table:table-cell office:value-type="float" office:value="0.673381" calcext:value-type="float">
            <text:p>0.6734</text:p>
          </table:table-cell>
          <table:table-cell office:value-type="float" office:value="0.481346" calcext:value-type="float">
            <text:p>0.4813</text:p>
          </table:table-cell>
          <table:table-cell office:value-type="float" office:value="0.926636" calcext:value-type="float">
            <text:p>0.9266</text:p>
          </table:table-cell>
          <table:table-cell office:value-type="float" office:value="0.167566" calcext:value-type="float">
            <text:p>0.1676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8057" calcext:value-type="float">
            <text:p>0.9981</text:p>
          </table:table-cell>
          <table:table-cell office:value-type="float" office:value="0.99927" calcext:value-type="float">
            <text:p>0.9993</text:p>
          </table:table-cell>
          <table:table-cell office:value-type="float" office:value="0.996061" calcext:value-type="float">
            <text:p>0.9961</text:p>
          </table:table-cell>
          <table:table-cell office:value-type="float" office:value="0.99852" calcext:value-type="float">
            <text:p>0.9985</text:p>
          </table:table-cell>
          <table:table-cell office:value-type="float" office:value="0.952697" calcext:value-type="float">
            <text:p>0.9527</text:p>
          </table:table-cell>
          <table:table-cell office:value-type="float" office:value="1.33794" calcext:value-type="float">
            <text:p>1.3379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2875" calcext:value-type="float">
            <text:p>0.9288</text:p>
          </table:table-cell>
          <table:table-cell office:value-type="float" office:value="0.93375" calcext:value-type="float">
            <text:p>0.9338</text:p>
          </table:table-cell>
          <table:table-cell office:value-type="float" office:value="0.698825" calcext:value-type="float">
            <text:p>0.6988</text:p>
          </table:table-cell>
          <table:table-cell office:value-type="float" office:value="0.642395" calcext:value-type="float">
            <text:p>0.6424</text:p>
          </table:table-cell>
          <table:table-cell office:value-type="float" office:value="0.979245" calcext:value-type="float">
            <text:p>0.9792</text:p>
          </table:table-cell>
          <table:table-cell office:value-type="float" office:value="0.103033" calcext:value-type="float">
            <text:p>0.1030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6897" calcext:value-type="float">
            <text:p>0.8690</text:p>
          </table:table-cell>
          <table:table-cell office:value-type="float" office:value="0.846245" calcext:value-type="float">
            <text:p>0.8462</text:p>
          </table:table-cell>
          <table:table-cell office:value-type="float" office:value="0.755512" calcext:value-type="float">
            <text:p>0.7555</text:p>
          </table:table-cell>
          <table:table-cell office:value-type="float" office:value="0.714522" calcext:value-type="float">
            <text:p>0.7145</text:p>
          </table:table-cell>
          <table:table-cell office:value-type="float" office:value="0.96256" calcext:value-type="float">
            <text:p>0.9626</text:p>
          </table:table-cell>
          <table:table-cell office:value-type="float" office:value="0.61504" calcext:value-type="float">
            <text:p>0.6150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59148" calcext:value-type="float">
            <text:p>0.7591</text:p>
          </table:table-cell>
          <table:table-cell office:value-type="float" office:value="0.68252" calcext:value-type="float">
            <text:p>0.6825</text:p>
          </table:table-cell>
          <table:table-cell office:value-type="float" office:value="0.455873" calcext:value-type="float">
            <text:p>0.4559</text:p>
          </table:table-cell>
          <table:table-cell office:value-type="float" office:value="0.273915" calcext:value-type="float">
            <text:p>0.2739</text:p>
          </table:table-cell>
          <table:table-cell office:value-type="float" office:value="0.953699" calcext:value-type="float">
            <text:p>0.9537</text:p>
          </table:table-cell>
          <table:table-cell office:value-type="float" office:value="0.313331" calcext:value-type="float">
            <text:p>0.3133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41079" calcext:value-type="float">
            <text:p>0.6411</text:p>
          </table:table-cell>
          <table:table-cell office:value-type="float" office:value="0.474626" calcext:value-type="float">
            <text:p>0.4746</text:p>
          </table:table-cell>
          <table:table-cell office:value-type="float" office:value="0.442337" calcext:value-type="float">
            <text:p>0.4423</text:p>
          </table:table-cell>
          <table:table-cell office:value-type="float" office:value="0.18494" calcext:value-type="float">
            <text:p>0.1849</text:p>
          </table:table-cell>
          <table:table-cell office:value-type="float" office:value="0.844399" calcext:value-type="float">
            <text:p>0.8444</text:p>
          </table:table-cell>
          <table:table-cell office:value-type="float" office:value="1.59833" calcext:value-type="float">
            <text:p>1.5983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53172" calcext:value-type="float">
            <text:p>0.9532</text:p>
          </table:table-cell>
          <table:table-cell office:value-type="float" office:value="0.911761" calcext:value-type="float">
            <text:p>0.9118</text:p>
          </table:table-cell>
          <table:table-cell office:value-type="float" office:value="0.941232" calcext:value-type="float">
            <text:p>0.9412</text:p>
          </table:table-cell>
          <table:table-cell office:value-type="float" office:value="0.889088" calcext:value-type="float">
            <text:p>0.8891</text:p>
          </table:table-cell>
          <table:table-cell office:value-type="float" office:value="0.971788" calcext:value-type="float">
            <text:p>0.9718</text:p>
          </table:table-cell>
          <table:table-cell office:value-type="float" office:value="0.37367" calcext:value-type="float">
            <text:p>0.3737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6483" calcext:value-type="float">
            <text:p>0.8648</text:p>
          </table:table-cell>
          <table:table-cell office:value-type="float" office:value="0.822844" calcext:value-type="float">
            <text:p>0.8228</text:p>
          </table:table-cell>
          <table:table-cell office:value-type="float" office:value="0.800668" calcext:value-type="float">
            <text:p>0.8007</text:p>
          </table:table-cell>
          <table:table-cell office:value-type="float" office:value="0.736649" calcext:value-type="float">
            <text:p>0.7366</text:p>
          </table:table-cell>
          <table:table-cell office:value-type="float" office:value="0.961012" calcext:value-type="float">
            <text:p>0.9610</text:p>
          </table:table-cell>
          <table:table-cell office:value-type="float" office:value="0.306943" calcext:value-type="float">
            <text:p>0.3069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79558" calcext:value-type="float">
            <text:p>0.7956</text:p>
          </table:table-cell>
          <table:table-cell office:value-type="float" office:value="0.768333" calcext:value-type="float">
            <text:p>0.7683</text:p>
          </table:table-cell>
          <table:table-cell office:value-type="float" office:value="0.321412" calcext:value-type="float">
            <text:p>0.3214</text:p>
          </table:table-cell>
          <table:table-cell office:value-type="float" office:value="0.265077" calcext:value-type="float">
            <text:p>0.2651</text:p>
          </table:table-cell>
          <table:table-cell office:value-type="float" office:value="0.982026" calcext:value-type="float">
            <text:p>0.9820</text:p>
          </table:table-cell>
          <table:table-cell office:value-type="float" office:value="0.291957" calcext:value-type="float">
            <text:p>0.2920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yes_roth</text:p>
          </table:table-cell>
          <table:table-cell office:value-type="float" office:value="0.711111" calcext:value-type="float">
            <text:p>0.711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550407" calcext:value-type="float">
            <text:p>0.5504</text:p>
          </table:table-cell>
          <table:table-cell office:value-type="float" office:value="0.433262" calcext:value-type="float">
            <text:p>0.4333</text:p>
          </table:table-cell>
          <table:table-cell office:value-type="float" office:value="0.93875" calcext:value-type="float">
            <text:p>0.9388</text:p>
          </table:table-cell>
          <table:table-cell office:value-type="float" office:value="0.133554" calcext:value-type="float">
            <text:p>0.1336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64609" calcext:value-type="float">
            <text:p>0.8646</text:p>
          </table:table-cell>
          <table:table-cell office:value-type="float" office:value="0.811111" calcext:value-type="float">
            <text:p>0.8111</text:p>
          </table:table-cell>
          <table:table-cell office:value-type="float" office:value="0.723244" calcext:value-type="float">
            <text:p>0.7232</text:p>
          </table:table-cell>
          <table:table-cell office:value-type="float" office:value="0.61416" calcext:value-type="float">
            <text:p>0.6142</text:p>
          </table:table-cell>
          <table:table-cell office:value-type="float" office:value="0.975556" calcext:value-type="float">
            <text:p>0.9756</text:p>
          </table:table-cell>
          <table:table-cell office:value-type="float" office:value="0.232451" calcext:value-type="float">
            <text:p>0.2325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19444" calcext:value-type="float">
            <text:p>0.9194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662393" calcext:value-type="float">
            <text:p>0.6624</text:p>
          </table:table-cell>
          <table:table-cell office:value-type="float" office:value="0.350476" calcext:value-type="float">
            <text:p>0.3505</text:p>
          </table:table-cell>
          <table:table-cell office:value-type="float" office:value="0.96625" calcext:value-type="float">
            <text:p>0.9663</text:p>
          </table:table-cell>
          <table:table-cell office:value-type="float" office:value="0.0733141" calcext:value-type="float">
            <text:p>0.0733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33333" calcext:value-type="float">
            <text:p>0.8333</text:p>
          </table:table-cell>
          <table:table-cell office:value-type="float" office:value="0.804819" calcext:value-type="float">
            <text:p>0.8048</text:p>
          </table:table-cell>
          <table:table-cell office:value-type="float" office:value="0.666674" calcext:value-type="float">
            <text:p>0.6667</text:p>
          </table:table-cell>
          <table:table-cell office:value-type="float" office:value="0.609662" calcext:value-type="float">
            <text:p>0.6097</text:p>
          </table:table-cell>
          <table:table-cell office:value-type="float" office:value="0.966506" calcext:value-type="float">
            <text:p>0.9665</text:p>
          </table:table-cell>
          <table:table-cell office:value-type="float" office:value="0.903868" calcext:value-type="float">
            <text:p>0.9039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63279" calcext:value-type="float">
            <text:p>0.9633</text:p>
          </table:table-cell>
          <table:table-cell office:value-type="float" office:value="0.962821" calcext:value-type="float">
            <text:p>0.9628</text:p>
          </table:table-cell>
          <table:table-cell office:value-type="float" office:value="0.912555" calcext:value-type="float">
            <text:p>0.9126</text:p>
          </table:table-cell>
          <table:table-cell office:value-type="float" office:value="0.91288" calcext:value-type="float">
            <text:p>0.9129</text:p>
          </table:table-cell>
          <table:table-cell office:value-type="float" office:value="0.981395" calcext:value-type="float">
            <text:p>0.9814</text:p>
          </table:table-cell>
          <table:table-cell office:value-type="float" office:value="0.192582" calcext:value-type="float">
            <text:p>0.1926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640926" calcext:value-type="float">
            <text:p>0.6409</text:p>
          </table:table-cell>
          <table:table-cell office:value-type="float" office:value="0.515417" calcext:value-type="float">
            <text:p>0.5154</text:p>
          </table:table-cell>
          <table:table-cell office:value-type="float" office:value="0.458299" calcext:value-type="float">
            <text:p>0.4583</text:p>
          </table:table-cell>
          <table:table-cell office:value-type="float" office:value="0.249937" calcext:value-type="float">
            <text:p>0.2499</text:p>
          </table:table-cell>
          <table:table-cell office:value-type="float" office:value="0.940397" calcext:value-type="float">
            <text:p>0.9404</text:p>
          </table:table-cell>
          <table:table-cell office:value-type="float" office:value="0.115351" calcext:value-type="float">
            <text:p>0.1154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8881" calcext:value-type="float">
            <text:p>0.7888</text:p>
          </table:table-cell>
          <table:table-cell office:value-type="float" office:value="0.65873" calcext:value-type="float">
            <text:p>0.6587</text:p>
          </table:table-cell>
          <table:table-cell office:value-type="float" office:value="0.71847" calcext:value-type="float">
            <text:p>0.7185</text:p>
          </table:table-cell>
          <table:table-cell office:value-type="float" office:value="0.544983" calcext:value-type="float">
            <text:p>0.5450</text:p>
          </table:table-cell>
          <table:table-cell office:value-type="float" office:value="0.900709" calcext:value-type="float">
            <text:p>0.9007</text:p>
          </table:table-cell>
          <table:table-cell office:value-type="float" office:value="0.910876" calcext:value-type="float">
            <text:p>0.9109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3266" calcext:value-type="float">
            <text:p>0.9327</text:p>
          </table:table-cell>
          <table:table-cell office:value-type="float" office:value="0.853535" calcext:value-type="float">
            <text:p>0.8535</text:p>
          </table:table-cell>
          <table:table-cell office:value-type="float" office:value="0.925926" calcext:value-type="float">
            <text:p>0.9259</text:p>
          </table:table-cell>
          <table:table-cell office:value-type="float" office:value="0.838889" calcext:value-type="float">
            <text:p>0.8389</text:p>
          </table:table-cell>
          <table:table-cell office:value-type="float" office:value="0.815556" calcext:value-type="float">
            <text:p>0.8156</text:p>
          </table:table-cell>
          <table:table-cell office:value-type="float" office:value="0.971071" calcext:value-type="float">
            <text:p>0.9711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90859" calcext:value-type="float">
            <text:p>0.6909</text:p>
          </table:table-cell>
          <table:table-cell office:value-type="float" office:value="0.539847" calcext:value-type="float">
            <text:p>0.5398</text:p>
          </table:table-cell>
          <table:table-cell office:value-type="float" office:value="0.595255" calcext:value-type="float">
            <text:p>0.5953</text:p>
          </table:table-cell>
          <table:table-cell office:value-type="float" office:value="0.397895" calcext:value-type="float">
            <text:p>0.3979</text:p>
          </table:table-cell>
          <table:table-cell office:value-type="float" office:value="0.849394" calcext:value-type="float">
            <text:p>0.8494</text:p>
          </table:table-cell>
          <table:table-cell office:value-type="float" office:value="1.60694" calcext:value-type="float">
            <text:p>1.6069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98560519648" calcext:value-type="float">
            <text:p>0.8986</text:p>
          </table:table-cell>
          <table:table-cell office:value-type="float" office:value="0.891557141486" calcext:value-type="float">
            <text:p>0.8916</text:p>
          </table:table-cell>
          <table:table-cell office:value-type="float" office:value="0.794123880374" calcext:value-type="float">
            <text:p>0.7941</text:p>
          </table:table-cell>
          <table:table-cell office:value-type="float" office:value="0.77994711487" calcext:value-type="float">
            <text:p>0.7799</text:p>
          </table:table-cell>
          <table:table-cell office:value-type="float" office:value="0.965410129332" calcext:value-type="float">
            <text:p>0.9654</text:p>
          </table:table-cell>
          <table:table-cell office:value-type="float" office:value="1.83422904302" calcext:value-type="float">
            <text:p>1.8342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92799208554" calcext:value-type="float">
            <text:p>0.8928</text:p>
          </table:table-cell>
          <table:table-cell office:value-type="float" office:value="0.885529816028" calcext:value-type="float">
            <text:p>0.8855</text:p>
          </table:table-cell>
          <table:table-cell office:value-type="float" office:value="0.685441011816" calcext:value-type="float">
            <text:p>0.6854</text:p>
          </table:table-cell>
          <table:table-cell office:value-type="float" office:value="0.66255577608" calcext:value-type="float">
            <text:p>0.6626</text:p>
          </table:table-cell>
          <table:table-cell office:value-type="float" office:value="0.974688630344" calcext:value-type="float">
            <text:p>0.9747</text:p>
          </table:table-cell>
          <table:table-cell office:value-type="float" office:value="0.802764346934" calcext:value-type="float">
            <text:p>0.8028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824981546598" calcext:value-type="float">
            <text:p>0.8250</text:p>
          </table:table-cell>
          <table:table-cell office:value-type="float" office:value="0.782886273576" calcext:value-type="float">
            <text:p>0.7829</text:p>
          </table:table-cell>
          <table:table-cell office:value-type="float" office:value="0.646027883622" calcext:value-type="float">
            <text:p>0.6460</text:p>
          </table:table-cell>
          <table:table-cell office:value-type="float" office:value="0.56091028752" calcext:value-type="float">
            <text:p>0.5609</text:p>
          </table:table-cell>
          <table:table-cell office:value-type="float" office:value="0.832421948358" calcext:value-type="float">
            <text:p>0.8324</text:p>
          </table:table-cell>
          <table:table-cell office:value-type="float" office:value="5.67884664116" calcext:value-type="float">
            <text:p>5.6788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58527757704" calcext:value-type="float">
            <text:p>0.9585</text:p>
          </table:table-cell>
          <table:table-cell office:value-type="float" office:value="0.95418652329" calcext:value-type="float">
            <text:p>0.9542</text:p>
          </table:table-cell>
          <table:table-cell office:value-type="float" office:value="0.75961101678" calcext:value-type="float">
            <text:p>0.7596</text:p>
          </table:table-cell>
          <table:table-cell office:value-type="float" office:value="0.734220645774" calcext:value-type="float">
            <text:p>0.7342</text:p>
          </table:table-cell>
          <table:table-cell office:value-type="float" office:value="0.98607324508" calcext:value-type="float">
            <text:p>0.9861</text:p>
          </table:table-cell>
          <table:table-cell office:value-type="float" office:value="2.51292569066" calcext:value-type="float">
            <text:p>2.5129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4789175744" calcext:value-type="float">
            <text:p>0.9848</text:p>
          </table:table-cell>
          <table:table-cell office:value-type="float" office:value="0.982859071524" calcext:value-type="float">
            <text:p>0.9829</text:p>
          </table:table-cell>
          <table:table-cell office:value-type="float" office:value="0.983090083998" calcext:value-type="float">
            <text:p>0.9831</text:p>
          </table:table-cell>
          <table:table-cell office:value-type="float" office:value="0.980944968168" calcext:value-type="float">
            <text:p>0.9809</text:p>
          </table:table-cell>
          <table:table-cell office:value-type="float" office:value="0.933238392152" calcext:value-type="float">
            <text:p>0.9332</text:p>
          </table:table-cell>
          <table:table-cell office:value-type="float" office:value="3.56426245978" calcext:value-type="float">
            <text:p>3.5643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97035437298" calcext:value-type="float">
            <text:p>0.8970</text:p>
          </table:table-cell>
          <table:table-cell office:value-type="float" office:value="0.884419756088" calcext:value-type="float">
            <text:p>0.8844</text:p>
          </table:table-cell>
          <table:table-cell office:value-type="float" office:value="0.8726471204" calcext:value-type="float">
            <text:p>0.8726</text:p>
          </table:table-cell>
          <table:table-cell office:value-type="float" office:value="0.857080279836" calcext:value-type="float">
            <text:p>0.8571</text:p>
          </table:table-cell>
          <table:table-cell office:value-type="float" office:value="0.95012130378" calcext:value-type="float">
            <text:p>0.9501</text:p>
          </table:table-cell>
          <table:table-cell office:value-type="float" office:value="2.3742282014" calcext:value-type="float">
            <text:p>2.3742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43059922486" calcext:value-type="float">
            <text:p>0.9431</text:p>
          </table:table-cell>
          <table:table-cell office:value-type="float" office:value="0.941161819994" calcext:value-type="float">
            <text:p>0.9412</text:p>
          </table:table-cell>
          <table:table-cell office:value-type="float" office:value="0.427170065938" calcext:value-type="float">
            <text:p>0.4272</text:p>
          </table:table-cell>
          <table:table-cell office:value-type="float" office:value="0.403154769182" calcext:value-type="float">
            <text:p>0.4032</text:p>
          </table:table-cell>
          <table:table-cell office:value-type="float" office:value="0.98817835875" calcext:value-type="float">
            <text:p>0.9882</text:p>
          </table:table-cell>
          <table:table-cell office:value-type="float" office:value="3.07729616502" calcext:value-type="float">
            <text:p>3.0773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31085477942" calcext:value-type="float">
            <text:p>0.2311</text:p>
          </table:table-cell>
          <table:table-cell office:value-type="float" office:value="0.15152318181" calcext:value-type="float">
            <text:p>0.1515</text:p>
          </table:table-cell>
          <table:table-cell office:value-type="float" office:value="0.102923557572" calcext:value-type="float">
            <text:p>0.1029</text:p>
          </table:table-cell>
          <table:table-cell office:value-type="float" office:value="0.010101545454" calcext:value-type="float">
            <text:p>0.0101</text:p>
          </table:table-cell>
          <table:table-cell office:value-type="float" office:value="0.926024002596" calcext:value-type="float">
            <text:p>0.9260</text:p>
          </table:table-cell>
          <table:table-cell office:value-type="float" office:value="0.87810741524" calcext:value-type="float">
            <text:p>0.8781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37673631642" calcext:value-type="float">
            <text:p>0.9377</text:p>
          </table:table-cell>
          <table:table-cell office:value-type="float" office:value="0.935909536386" calcext:value-type="float">
            <text:p>0.9359</text:p>
          </table:table-cell>
          <table:table-cell office:value-type="float" office:value="0.058411654059" calcext:value-type="float">
            <text:p>0.0584</text:p>
          </table:table-cell>
          <table:table-cell office:value-type="float" office:value="0.0255209780584" calcext:value-type="float">
            <text:p>0.0255</text:p>
          </table:table-cell>
          <table:table-cell office:value-type="float" office:value="0.981910020278" calcext:value-type="float">
            <text:p>0.9819</text:p>
          </table:table-cell>
          <table:table-cell office:value-type="float" office:value="5.48097595672" calcext:value-type="float">
            <text:p>5.4810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43952570978" calcext:value-type="float">
            <text:p>0.8440</text:p>
          </table:table-cell>
          <table:table-cell office:value-type="float" office:value="0.810611770672" calcext:value-type="float">
            <text:p>0.8106</text:p>
          </table:table-cell>
          <table:table-cell office:value-type="float" office:value="0.648216001774" calcext:value-type="float">
            <text:p>0.6482</text:p>
          </table:table-cell>
          <table:table-cell office:value-type="float" office:value="0.570668814452" calcext:value-type="float">
            <text:p>0.5707</text:p>
          </table:table-cell>
          <table:table-cell office:value-type="float" office:value="0.860125444266" calcext:value-type="float">
            <text:p>0.8601</text:p>
          </table:table-cell>
          <table:table-cell office:value-type="float" office:value="8.26506628948" calcext:value-type="float">
            <text:p>8.2651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380683555802" calcext:value-type="float">
            <text:p>0.3807</text:p>
          </table:table-cell>
          <table:table-cell office:value-type="float" office:value="0.286651478344" calcext:value-type="float">
            <text:p>0.2867</text:p>
          </table:table-cell>
          <table:table-cell office:value-type="float" office:value="0.288224563286" calcext:value-type="float">
            <text:p>0.2882</text:p>
          </table:table-cell>
          <table:table-cell office:value-type="float" office:value="0.179711703908" calcext:value-type="float">
            <text:p>0.1797</text:p>
          </table:table-cell>
          <table:table-cell office:value-type="float" office:value="0.891147119346" calcext:value-type="float">
            <text:p>0.8911</text:p>
          </table:table-cell>
          <table:table-cell office:value-type="float" office:value="2.4492822541" calcext:value-type="float">
            <text:p>2.4493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3728521096" calcext:value-type="float">
            <text:p>0.8373</text:p>
          </table:table-cell>
          <table:table-cell office:value-type="float" office:value="0.81682910639" calcext:value-type="float">
            <text:p>0.8168</text:p>
          </table:table-cell>
          <table:table-cell office:value-type="float" office:value="0.604541643486" calcext:value-type="float">
            <text:p>0.6045</text:p>
          </table:table-cell>
          <table:table-cell office:value-type="float" office:value="0.553495887164" calcext:value-type="float">
            <text:p>0.5535</text:p>
          </table:table-cell>
          <table:table-cell office:value-type="float" office:value="0.958582760674" calcext:value-type="float">
            <text:p>0.9586</text:p>
          </table:table-cell>
          <table:table-cell office:value-type="float" office:value="2.05445093436" calcext:value-type="float">
            <text:p>2.0545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09088088106" calcext:value-type="float">
            <text:p>0.9091</text:p>
          </table:table-cell>
          <table:table-cell office:value-type="float" office:value="0.898291505122" calcext:value-type="float">
            <text:p>0.8983</text:p>
          </table:table-cell>
          <table:table-cell office:value-type="float" office:value="0.817993169246" calcext:value-type="float">
            <text:p>0.8180</text:p>
          </table:table-cell>
          <table:table-cell office:value-type="float" office:value="0.796344000254" calcext:value-type="float">
            <text:p>0.7963</text:p>
          </table:table-cell>
          <table:table-cell office:value-type="float" office:value="0.952983458328" calcext:value-type="float">
            <text:p>0.9530</text:p>
          </table:table-cell>
          <table:table-cell office:value-type="float" office:value="3.76377323278" calcext:value-type="float">
            <text:p>3.7638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8746292041" calcext:value-type="float">
            <text:p>0.8875</text:p>
          </table:table-cell>
          <table:table-cell office:value-type="float" office:value="0.877536384406" calcext:value-type="float">
            <text:p>0.8775</text:p>
          </table:table-cell>
          <table:table-cell office:value-type="float" office:value="0.764318270958" calcext:value-type="float">
            <text:p>0.7643</text:p>
          </table:table-cell>
          <table:table-cell office:value-type="float" office:value="0.743648154832" calcext:value-type="float">
            <text:p>0.7436</text:p>
          </table:table-cell>
          <table:table-cell office:value-type="float" office:value="0.971860477632" calcext:value-type="float">
            <text:p>0.9719</text:p>
          </table:table-cell>
          <table:table-cell office:value-type="float" office:value="1.59404607384" calcext:value-type="float">
            <text:p>1.5940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6350702657" calcext:value-type="float">
            <text:p>0.9635</text:p>
          </table:table-cell>
          <table:table-cell office:value-type="float" office:value="0.958415751656" calcext:value-type="float">
            <text:p>0.9584</text:p>
          </table:table-cell>
          <table:table-cell office:value-type="float" office:value="0.9598518292" calcext:value-type="float">
            <text:p>0.9599</text:p>
          </table:table-cell>
          <table:table-cell office:value-type="float" office:value="0.9542515268" calcext:value-type="float">
            <text:p>0.9543</text:p>
          </table:table-cell>
          <table:table-cell office:value-type="float" office:value="0.928541138514" calcext:value-type="float">
            <text:p>0.9285</text:p>
          </table:table-cell>
          <table:table-cell office:value-type="float" office:value="1.74021396648" calcext:value-type="float">
            <text:p>1.7402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82918275304" calcext:value-type="float">
            <text:p>0.7829</text:p>
          </table:table-cell>
          <table:table-cell office:value-type="float" office:value="0.781031173406" calcext:value-type="float">
            <text:p>0.7810</text:p>
          </table:table-cell>
          <table:table-cell office:value-type="float" office:value="0.458576761808" calcext:value-type="float">
            <text:p>0.4586</text:p>
          </table:table-cell>
          <table:table-cell office:value-type="float" office:value="0.451535381594" calcext:value-type="float">
            <text:p>0.4515</text:p>
          </table:table-cell>
          <table:table-cell office:value-type="float" office:value="0.991057514216" calcext:value-type="float">
            <text:p>0.9911</text:p>
          </table:table-cell>
          <table:table-cell office:value-type="float" office:value="0.516204873558" calcext:value-type="float">
            <text:p>0.5162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59345801876" calcext:value-type="float">
            <text:p>0.9593</text:p>
          </table:table-cell>
          <table:table-cell office:value-type="float" office:value="0.955862613794" calcext:value-type="float">
            <text:p>0.9559</text:p>
          </table:table-cell>
          <table:table-cell office:value-type="float" office:value="0.91863960386" calcext:value-type="float">
            <text:p>0.9186</text:p>
          </table:table-cell>
          <table:table-cell office:value-type="float" office:value="0.911672227642" calcext:value-type="float">
            <text:p>0.9117</text:p>
          </table:table-cell>
          <table:table-cell office:value-type="float" office:value="0.980836962336" calcext:value-type="float">
            <text:p>0.9808</text:p>
          </table:table-cell>
          <table:table-cell office:value-type="float" office:value="2.4461820867" calcext:value-type="float">
            <text:p>2.4462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794439897438" calcext:value-type="float">
            <text:p>0.7944</text:p>
          </table:table-cell>
          <table:table-cell office:value-type="float" office:value="0.7888425952" calcext:value-type="float">
            <text:p>0.7888</text:p>
          </table:table-cell>
          <table:table-cell office:value-type="float" office:value="0.328646745966" calcext:value-type="float">
            <text:p>0.3286</text:p>
          </table:table-cell>
          <table:table-cell office:value-type="float" office:value="0.307016578" calcext:value-type="float">
            <text:p>0.3070</text:p>
          </table:table-cell>
          <table:table-cell office:value-type="float" office:value="0.974049595838" calcext:value-type="float">
            <text:p>0.9740</text:p>
          </table:table-cell>
          <table:table-cell office:value-type="float" office:value="12.2478613488" calcext:value-type="float">
            <text:p>12.2479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773387472" calcext:value-type="float">
            <text:p>0.9977</text:p>
          </table:table-cell>
          <table:table-cell office:value-type="float" office:value="0.997950886438" calcext:value-type="float">
            <text:p>0.9980</text:p>
          </table:table-cell>
          <table:table-cell office:value-type="float" office:value="0.99420868437" calcext:value-type="float">
            <text:p>0.9942</text:p>
          </table:table-cell>
          <table:table-cell office:value-type="float" office:value="0.994089677944" calcext:value-type="float">
            <text:p>0.9941</text:p>
          </table:table-cell>
          <table:table-cell office:value-type="float" office:value="0.949039245352" calcext:value-type="float">
            <text:p>0.9490</text:p>
          </table:table-cell>
          <table:table-cell office:value-type="float" office:value="21.4850601306" calcext:value-type="float">
            <text:p>21.4851</text:p>
          </table:table-cell>
          <table:table-cell office:value-type="string" calcext:value-type="string">
            <text:p>chc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/00/0000</text:date>, <text:time style:data-style-name="N2" text:time-value="13:24:39.527942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6-18T13:25:11.830938847</dc:date>
    <meta:editing-duration>PT8M59S</meta:editing-duration>
    <meta:editing-cycles>3</meta:editing-cycles>
    <meta:document-statistic meta:table-count="1" meta:cell-count="360" meta:object-count="0"/>
  </office:meta>
</office:document-meta>
</file>